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1e6e5c"/>
    </style:style>
    <style:style style:name="P2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3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4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5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6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P7" style:family="paragraph" style:parent-style-name="Standard">
      <style:text-properties fo:language="nb" fo:country="NO" officeooo:rsid="001e6e5c" officeooo:paragraph-rsid="001e6e5c"/>
    </style:style>
    <style:style style:name="P8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T1" style:family="text">
      <style:text-properties fo:language="nb" fo:country="NO"/>
    </style:style>
    <style:style style:name="T2" style:family="text">
      <style:text-properties officeooo:rsid="00209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RT Refleksjonsnotat X-Y Uke Z</text:p>
      <text:p text:style-name="P4"><text:span text:style-name="T2">Navn: </text:span>Lars André Roda Jansen</text:p>
      <text:p text:style-name="P5">Dato: </text:p>
      <text:p text:style-name="P5"/>
      <text:p text:style-name="P6">Læringsutbytte:</text:p>
      <text:p text:style-name="P5"/>
      <text:p text:style-name="P1"/>
      <text:p text:style-name="P2">Tre på topp ERT-X:</text:p>
      <text:p text:style-name="P1">Tekst...</text:p>
      <text:p text:style-name="P1"/>
      <text:p text:style-name="P2">Tre på topp ERT-Y:</text:p>
      <text:p text:style-name="P1">Tekst..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1">Tekst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09T11:21:56.423503979</dc:date>
    <meta:editing-duration>PT12M13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14" meta:word-count="40" meta:character-count="237" meta:non-whitespace-character-count="210"/>
  </office:meta>
</office:document-meta>
</file>